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0c847" officeooo:paragraph-rsid="0010c84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4973" officeooo:paragraph-rsid="0014497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3e1c3" officeooo:paragraph-rsid="0013e1c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44973" officeooo:paragraph-rsid="0014497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6a3e" officeooo:paragraph-rsid="00146a3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6429" officeooo:paragraph-rsid="0015642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03a7" officeooo:paragraph-rsid="001703a7" style:font-weight-asian="normal" style:font-weight-complex="normal"/>
    </style:style>
    <style:style style:name="P8" style:family="paragraph" style:parent-style-name="Table_20_Contents">
      <style:text-properties officeooo:rsid="00146a3e" officeooo:paragraph-rsid="00146a3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46a3e" officeooo:paragraph-rsid="00146a3e" style:font-weight-asian="bold" style:font-weight-complex="bold"/>
    </style:style>
    <style:style style:name="P10" style:family="paragraph" style:parent-style-name="Table_20_Contents">
      <style:text-properties officeooo:rsid="00147954" officeooo:paragraph-rsid="00147954"/>
    </style:style>
    <style:style style:name="P11" style:family="paragraph" style:parent-style-name="Standard" style:list-style-name="L1">
      <style:text-properties style:text-underline-style="none" fo:font-weight="normal" officeooo:rsid="0010c847" officeooo:paragraph-rsid="0010c847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3e1c3" officeooo:paragraph-rsid="0013e1c3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144973" officeooo:paragraph-rsid="00144973" style:font-weight-asian="normal" style:font-weight-complex="normal"/>
    </style:style>
    <style:style style:name="T1" style:family="text">
      <style:text-properties officeooo:rsid="00147954"/>
    </style:style>
    <style:style style:name="T2" style:family="text">
      <style:text-properties officeooo:rsid="00170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adian Constitution</text:p>
      <text:p text:style-name="P1"/>
      <text:list xml:id="list7298661706806429316" text:style-name="L1">
        <text:list-item>
          <text:p text:style-name="P11">What is a constitution?</text:p>
          <text:list>
            <text:list-item>
              <text:p text:style-name="P11">Fundamental principles according to which a state is governed, providing a basis for all other laws.</text:p>
            </text:list-item>
            <text:list-item>
              <text:p text:style-name="P11">It is the supreme law.</text:p>
            </text:list-item>
            <text:list-item>
              <text:p text:style-name="P11">It should mirror the economic, social, and political values of its citizens</text:p>
            </text:list-item>
          </text:list>
        </text:list-item>
        <text:list-item>
          <text:p text:style-name="P11">Canada's constitution</text:p>
          <text:list>
            <text:list-item>
              <text:p text:style-name="P11">British system</text:p>
            </text:list-item>
            <text:list-item>
              <text:p text:style-name="P11">3 sources</text:p>
              <text:list>
                <text:list-item>
                  <text:p text:style-name="P11">British system</text:p>
                </text:list-item>
                <text:list-item>
                  <text:p text:style-name="P11">Unwritten constitution</text:p>
                </text:list-item>
                <text:list-item>
                  <text:p text:style-name="P11">Court descisions</text:p>
                </text:list-item>
              </text:list>
            </text:list-item>
          </text:list>
        </text:list-item>
        <text:list-item>
          <text:p text:style-name="P11">BNA Act</text:p>
          <text:list>
            <text:list-item>
              <text:p text:style-name="P11">Passed by British parliament stating the “Dominion of Canada” would be formed.</text:p>
            </text:list-item>
            <text:list-item>
              <text:p text:style-name="P11">Ontario, Quebec, Nova Scotia, New Brunswick</text:p>
            </text:list-item>
            <text:list-item>
              <text:p text:style-name="P11">Outlined how Canada would be governed and the two levels of government</text:p>
            </text:list-item>
            <text:list-item>
              <text:p text:style-name="P11">As other provinces joined the acts that brought them in became part of the constitutional documents.</text:p>
            </text:list-item>
          </text:list>
        </text:list-item>
        <text:list-item>
          <text:p text:style-name="P11">Statute of Westminster</text:p>
          <text:list>
            <text:list-item>
              <text:p text:style-name="P11">Passed by British Parliament</text:p>
            </text:list-item>
            <text:list-item>
              <text:p text:style-name="P11">Gave dominions of </text:p>
            </text:list-item>
          </text:list>
        </text:list-item>
        <text:list-item>
          <text:p text:style-name="P11">Supreme Court of Canada</text:p>
          <text:list>
            <text:list-item>
              <text:p text:style-name="P11">Formed in 1875</text:p>
            </text:list-item>
            <text:list-item>
              <text:p text:style-name="P11">Did not become the final court of appeal until 1949.</text:p>
            </text:list-item>
          </text:list>
        </text:list-item>
        <text:list-item>
          <text:p text:style-name="P11">Humans Rights in Canada</text:p>
          <text:list>
            <text:list-item>
              <text:p text:style-name="P12">Constitution Act</text:p>
              <text:list>
                <text:list-item>
                  <text:p text:style-name="P12">Canadian parliament agreed to request control from the Britih legislation giving Canada full control over its constitutional</text:p>
                </text:list-item>
                <text:list-item>
                  <text:p text:style-name="P12">Established an amending formula and entrenched the Charter of Rights and Freedoms</text:p>
                </text:list-item>
                <text:list-item>
                  <text:p text:style-name="P12">British parliament passed the Canada Act and the Queen came giving it Royal Assent</text:p>
                </text:list-item>
              </text:list>
            </text:list-item>
            <text:list-item>
              <text:p text:style-name="P12">Amending Formula</text:p>
              <text:list>
                <text:list-item>
                  <text:p text:style-name="P12">The federal government with the provinces approval can amend or change the Constitution</text:p>
                </text:list-item>
                <text:list-item>
                  <text:p text:style-name="P12">Changes require te approval of parliament plus 2/3 of the provinces representing 50% of the population</text:p>
                </text:list-item>
                <text:list-item>
                  <text:p text:style-name="P12">Unless the change affects on province</text:p>
                </text:list-item>
              </text:list>
            </text:list-item>
            <text:list-item>
              <text:p text:style-name="P12">Quebec and the Constitution</text:p>
              <text:list>
                <text:list-item>
                  <text:p text:style-name="P12">In 1982, the only province to refuse signing the constitution act was Quebec</text:p>
                </text:list-item>
                <text:list-item>
                  <text:p text:style-name="P12">They wanted more economic and cultural power.</text:p>
                </text:list-item>
              </text:list>
            </text:list-item>
            <text:list-item>
              <text:p text:style-name="P12">Meech Lake Accord</text:p>
              <text:list>
                <text:list-item>
                  <text:p text:style-name="P12">Gave provinces more power and declared Quebec a “distinct society” with a right to protect its unique culture.</text:p>
                </text:list-item>
                <text:list-item>
                  <text:p text:style-name="P12">All provincial legislature had to agree to it though and Manitoba didn't meet the deadline.</text:p>
                </text:list-item>
                <text:list-item>
                  <text:p text:style-name="P12"><text:soft-page-break/>Newfoundland refused to even vote on it</text:p>
                </text:list-item>
              </text:list>
            </text:list-item>
          </text:list>
        </text:list-item>
      </text:list>
      <text:p text:style-name="P3"/>
      <text:p text:style-name="P2">Homework</text:p>
      <text:list xml:id="list3107979271698035160" text:style-name="L2">
        <text:list-item>
          <text:p text:style-name="P13">Read the article “Are the Supreme Court of Canada and the Charter of Rights and Freedoms a menace to Canadian society?”</text:p>
        </text:list-item>
        <text:list-item>
          <text:p text:style-name="P13">Answer #1,2 and come up with arguments for both sides of #3</text:p>
        </text:list-item>
      </text:list>
      <text:p text:style-name="P4"/>
      <text:p text:style-name="P5">1. The Charter of Rights and Freedoms gave the Supreme Court of Canada new powers to strike down laws that they consider unconstitutional or that violate peoples' rights. It also added a notwithstanding clause which allowed the provincial and federal governments to opt out of any decisions made by the Supreme Court.</text:p>
      <text:p text:style-name="P5">2.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gainst change</text:p>
          </table:table-cell>
          <table:table-cell table:style-name="Table1.A1" office:value-type="string">
            <text:p text:style-name="P9">For change</text:p>
          </table:table-cell>
          <table:table-cell table:style-name="Table1.C1" office:value-type="string">
            <text:p text:style-name="P9">Opinion</text:p>
          </table:table-cell>
        </table:table-row>
        <table:table-row>
          <table:table-cell table:style-name="Table1.B2" office:value-type="string">
            <text:p text:style-name="P8">Supreme Court justices are appointed by the Prime Minister, which is a role elected by the party rather than the people</text:p>
          </table:table-cell>
          <table:table-cell table:style-name="Table1.B2" office:value-type="string">
            <text:p text:style-name="P8">Supreme Court justices' personal opinions should not be taken into account when making decisions which set such massive precedents</text:p>
          </table:table-cell>
          <table:table-cell table:style-name="Table1.C2" office:value-type="string">
            <text:p text:style-name="P10">Against change</text:p>
          </table:table-cell>
        </table:table-row>
        <table:table-row>
          <table:table-cell table:style-name="Table1.B3" office:value-type="string">
            <text:p text:style-name="P8">There are ways that the Parliament can opt out of any Supreme Court decision they believe is <text:span text:style-name="T1">incorrect.</text:span></text:p>
          </table:table-cell>
          <table:table-cell table:style-name="Table1.B3" office:value-type="string">
            <text:p text:style-name="P10">Not enough of a thorough investigation is made into the background of judges</text:p>
          </table:table-cell>
          <table:table-cell table:style-name="Table1.C3" office:value-type="string">
            <text:p text:style-name="P10">Against change</text:p>
          </table:table-cell>
        </table:table-row>
      </table:table>
      <text:p text:style-name="P5"/>
      <text:p text:style-name="P6">3. If I were to argue the side of those who believe that the Charter is a menace to Canadian society, then I would most likely pick the strongest argument to use as a pivot. This argument would be the that the Charter gives too much power to individuals who have not been elected by the voting public. <text:span text:style-name="T2">Additional arguments I would use would be that the Charter contains ways for legitimate criminals to get out of properly being prosecuted.</text:span></text:p>
      <text:p text:style-name="P6"/>
      <text:p text:style-name="P7">On the other hand the best pivoting argument for keeping the Charter is that it formalizes the fundamental rights of a Canadian citizen or resident and allows them to reference a physical document which contains the equivalent of the constitution for a Canadian. Additional arguments would include that the Parliament is always able to ignore the decisions of the Supreme Court via the notwithstanding cla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3:50:09.223177290</meta:creation-date>
    <dc:date>2014-03-23T17:20:48.860211106</dc:date>
    <meta:editing-duration>PT53M</meta:editing-duration>
    <meta:editing-cycles>9</meta:editing-cycles>
    <meta:generator>LibreOffice/4.1.5.3$Linux_X86_64 LibreOffice_project/410m0$Build-3</meta:generator>
    <meta:document-statistic meta:table-count="1" meta:image-count="0" meta:object-count="0" meta:page-count="2" meta:paragraph-count="54" meta:word-count="630" meta:character-count="3646" meta:non-whitespace-character-count="3107"/>
  </office:meta>
</office:document-meta>
</file>